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T1" style:family="text">
      <style:text-properties style:text-underline-style="none" fo:font-weight="bold" style:font-weight-asian="bold" style:font-weight-complex="bold"/>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1" text:anchor-type="page" text:anchor-page-number="1" svg:x="2.775cm" svg:y="10.298cm" svg:width="15.875cm" svg:height="9.763cm" draw:z-index="0">
        <draw:image xlink:href="https://www.all4time.de/_img/Firma.jpg" xlink:type="simple" xlink:show="embed" xlink:actuate="onLoad"/>
      </draw:frame>
      <text:p text:style-name="P1">SchnippSchnapp GmbH</text:p>
      <text:p text:style-name="P1"/>
      <text:p text:style-name="P2"><text:span text:style-name="T1">Die SchnippSchnapp GmbH wurde am 01.01.2008 in Stuttgart von den Gesellschaftern <text:s/>Jakel, Lukic, Rosenberg und Kotzur gegründet. Die Idee war Scheren für den Markt herzustellen ,da 2008 eine starke Nachfrage nach Scheren herrschte. Als Geschäftsführer wurde der bekannte Experte Schattenberg eingestellt, der schon viel Erfahrung mit Start-Up Unternehmen hatte. Nach einigen guten Marketing technischen Maßnahmen, wurde das Unternehmen 2010 in ganz Baden-Württemberg bekannt. Durch den Starken Wachstum in den vergangen 2 Jahren, wurde das zweite Werk in Konstanz errichtet. <text:s/>Die Kunden stellten 2011 neue Anforderungen an das Unternehmen. Sie wollten eine Hochwertigere Ausfertigung der Scheren. So suchte sich die Firma 2011 einen neuen Handelspanter um qualitativer Scheren herzustellen. Dabei gelangte Sie an eine Firma in Japan die hochwertigen Edelstahl herstellte. <text:s/>Mit dem neuen Modell konnte sich die Firma am Markt durchsetzten und baute 2012 ein weiteres Werk in Sindelfingen. Momentan beschäftigt die Firma 505 Mitarbeiter und hat einen soliden Gesamtumsatz von ca. 1 Milliarde Euro im Jahr.</text:span> </text:p>
      <text:p text:style-name="P2"/>
      <text:p text:style-name="P2"/>
      <text:p text:style-name="P2"/>
      <text:p text:style-name="P2"/>
      <text:p text:style-name="P2"/>
      <text:p text:style-name="P2">Quelle Bild Firma: </text:p>
      <text:p text:style-name="P2"><text:a xlink:type="simple" xlink:href="https://www.google.de/search?q=firma&amp;source=lnms&amp;tbm=isch&amp;sa=X&amp;ved=0ahUKEwi_urnSzpDeAhVBPVAKHQ7FDLUQ_AUIDygC&amp;biw=1422&amp;bih=644#imgdii=ogkzQ3TTJrzCJM:&amp;imgrc=Zr_0b3NXO0zbyM" text:style-name="Internet_20_link" text:visited-style-name="Visited_20_Internet_20_Link">https://www.google.de/search?q=firma&amp;source=lnms&amp;tbm=isch&amp;sa=X&amp;ved=0ahUKEwi_urnSzpDeAhVBPVAKHQ7FDLUQ_AUIDygC&amp;biw=1422&amp;bih=644#imgdii=ogkzQ3TTJrzCJM:&amp;imgrc=Zr_0b3NXO0zbyM</text:a>:</text:p>
      <text:p text:style-name="P2"/>
      <text:p text:style-name="P2"/>
      <text:p text:style-name="P2"/>
      <text:p text:style-name="P2"/>
      <text:p text:style-name="P2"/>
      <text:p text:style-name="P2"/>
      <text:p text:style-name="P2"/>
      <text:p text:style-name="P2"/>
      <text:p text:style-name="P1"><text:soft-page-break/></text:p>
      <text:p text:style-name="P1">Stichworte:</text:p>
      <text:p text:style-name="P2"/>
      <text:p text:style-name="P2"/>
      <text:p text:style-name="P2">Gesellschafter: Bernhard Rosenberg, Chris Kotzur, Michael Lukic, <text:s/>Alexandra Jakel </text:p>
      <text:p text:style-name="P2">Geschäftsführer: Sebastian Schattenberg</text:p>
      <text:p text:style-name="P2">Gründungsjahr: 01.01.2008</text:p>
      <text:p text:style-name="P2">Hauptsitz: Stuttgart</text:p>
      <text:p text:style-name="P2">Werke: Stuttgart, Sindelfingen, Konstanz</text:p>
      <text:p text:style-name="P2">Mitarbeiter: 505</text:p>
      <text:p text:style-name="P2">Umsatz: ca. 1 Milliarde Euro</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18T19:59:27.41</meta:creation-date>
    <dc:date>2018-10-30T13:51:52.07</dc:date>
    <meta:editing-duration>PT29M19S</meta:editing-duration>
    <meta:editing-cycles>9</meta:editing-cycles>
    <meta:generator>OpenOffice/4.1.4$Win32 OpenOffice.org_project/414m4$Build-9787</meta:generator>
    <meta:document-statistic meta:table-count="0" meta:image-count="1" meta:object-count="0" meta:page-count="2" meta:paragraph-count="12" meta:word-count="191" meta:character-count="1572"/>
  </office:meta>
</office:document-meta>
</file>